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5" style:family="paragraph" style:parent-style-name="Text_20_body">
      <style:text-properties fo:color="#ff0000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P17" style:family="paragraph" style:parent-style-name="Standard" style:list-style-name="">
      <style:paragraph-properties style:text-autospace="none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1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4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5">descripción del error</text:p>
      <text:p text:style-name="P5">texto del XML de petición <text:span text:style-name="T7">modificado</text:span>.</text:p>
      <text:p text:style-name="Text_20_body">Este error no ejecuta ningún <text:span text:style-name="T9">comando,</text:span> en su lugar avisa <text:span text:style-name="T7">de</text:span> que el formato es incorrecto y devuelve el XML para que sea analizado por el cliente. Debido a las restricciones del formato el xml devuelto tiene los siguientes cambios:</text:p>
      <text:p text:style-name="P16">“Any characters are allowed in a string except &lt; and &amp;, which are encoded as &amp;lt; and</text:p>
      <text:p text:style-name="P17"><text:span text:style-name="T8">&amp;amp;. A string can be used to encode binary data.”</text:span></text:p>
      <text:p text:style-name="Text_20_body"/>
      <text:p text:style-name="P5">ojo: no se admiten strings con cosas raras “&amp;”</text:p>
      <text:p text:style-name="Text_20_body">[902]:”Unknown data type: <text:span text:style-name="T2">type</text:span>” se produce al encontrar un argumento de un tipo no reconocido en XML-RPC indica textualmente el tipo recibido.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20:54:12.01</dc:date>
    <dc:creator>Dictino Chaos</dc:creator>
    <meta:editing-duration>PT4H18M57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4" meta:paragraph-count="124" meta:word-count="689" meta:character-count="4577"/>
  </office:meta>
</office:document-meta>
</file>